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/>
    <style:font-face style:name="Bitstream Vera Serif" svg:font-family="'Bitstream Vera Serif'"/>
    <style:font-face style:name="Lohit Hindi1" svg:font-family="'Lohit Hindi'"/>
    <style:font-face style:name="Ume P Mincho S3" svg:font-family="'Ume P Mincho S3'"/>
    <style:font-face style:name="Ubuntu" svg:font-family="Ubuntu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4pt" style:font-size-asian="24pt" style:font-size-complex="24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Ume P Mincho S3" style:font-name-asian="Ume P Mincho S3" style:font-name-complex="Ume P Mincho S3"/>
    </style:style>
    <style:style style:name="T2" style:family="text">
      <style:text-properties style:font-name="Ume P Mincho S3" fo:font-size="14pt" style:font-name-asian="Ume P Mincho S3" style:font-size-asian="14pt" style:font-name-complex="Ume P Mincho S3" style:font-size-complex="14pt"/>
    </style:style>
    <style:style style:name="T3" style:family="text">
      <style:text-properties style:font-name="Bitstream Vera Serif" style:font-name-asian="Droid Sans Fallback" style:font-name-complex="Lohit Hindi"/>
    </style:style>
    <style:style style:name="T4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naire Capitole du Libre</text:p>
      <text:p text:style-name="P1"/>
      <text:p text:style-name="P3">Comment avez-vous connu Capitole du Libre ?</text:p>
      <text:p text:style-name="P2"><text:span text:style-name="T1"><text:tab/></text:span><text:bookmark-start text:name="__DdeLink__4_300816059"/><text:bookmark-start text:name="__DdeLink__1_300816059"/><text:span text:style-name="T1">☐</text:span><text:bookmark-end text:name="__DdeLink__4_300816059"/><text:bookmark-end text:name="__DdeLink__1_300816059"/><text:span text:style-name="T3"> Affichage<text:tab/><text:tab/><text:tab/><text:tab/></text:span><text:span text:style-name="T1">☐ </text:span><text:span text:style-name="T3">Site Web Toulibre<text:line-break/><text:tab/></text:span><text:span text:style-name="T1">☐ </text:span>Site Web Ubuntu-fr<text:tab/><text:tab/><text:span text:style-name="T1">☐ </text:span>Autre site Web</text:p>
      <text:p text:style-name="Standard"><text:span text:style-name="T2"><text:tab/></text:span><text:bookmark-start text:name="__DdeLink__8_300816059"/><text:bookmark-start text:name="__DdeLink__6_300816059"/><text:span text:style-name="T2">☐ </text:span><text:bookmark-end text:name="__DdeLink__8_300816059"/><text:bookmark-end text:name="__DdeLink__6_300816059"/><text:span text:style-name="T4">Presse<text:tab/><text:tab/></text:span><text:span text:style-name="T2"> <text:tab/><text:tab/><text:tab/></text:span><text:bookmark-start text:name="__DdeLink__70_551653667"/><text:bookmark-start text:name="__DdeLink__74_551653667"/><text:span text:style-name="T2">☐ </text:span><text:bookmark-end text:name="__DdeLink__70_551653667"/><text:bookmark-end text:name="__DdeLink__74_551653667"/><text:span text:style-name="T4">Flyer<text:line-break/><text:tab/></text:span><text:bookmark-start text:name="__DdeLink__70_5516536671"/><text:span text:style-name="T2">☐ </text:span><text:bookmark-end text:name="__DdeLink__70_5516536671"/><text:span text:style-name="T4">Autre</text:span></text:p>
      <text:p text:style-name="P2"><text:tab/><text:bookmark-start text:name="__DdeLink__81_551653667"/>Précisez : …...........................................................................<text:bookmark-end text:name="__DdeLink__81_551653667"/></text:p>
      <text:p text:style-name="P2"/>
      <text:p text:style-name="P3">Vous êtes venu essentiellement pour ? Plusieurs réponses possibles.</text:p>
      <text:p text:style-name="P2"><text:tab/><text:span text:style-name="T1">☐ </text:span>Conférences Ubuntu Party grand public</text:p>
      <text:p text:style-name="P2"><text:tab/><text:span text:style-name="T1">☐ </text:span>Conférences Ubuntu Party techniques</text:p>
      <text:p text:style-name="P2"><text:tab/><text:span text:style-name="T1">☐ </text:span>Conférences Ubuntu Party multimédia</text:p>
      <text:p text:style-name="P2"><text:tab/><text:span text:style-name="T1">☐ </text:span>Install Party Ubuntu</text:p>
      <text:p text:style-name="P2"><text:tab/><text:span text:style-name="T1">☐ </text:span>Conférences Akademy-fr</text:p>
      <text:p text:style-name="P2"><text:bookmark-start text:name="__DdeLink__87_551653667"/><text:tab/><text:bookmark-start text:name="__DdeLink__79_551653667"/><text:span text:style-name="T1">☐ </text:span><text:bookmark-end text:name="__DdeLink__79_551653667"/>Conférences DrupalCamp<text:bookmark-end text:name="__DdeLink__87_551653667"/></text:p>
      <text:p text:style-name="Standard"><text:span text:style-name="T4"><text:tab/></text:span><text:bookmark-start text:name="__DdeLink__79_5516536671"/><text:span text:style-name="T2">☐ </text:span><text:bookmark-end text:name="__DdeLink__79_5516536671"/><text:span text:style-name="T4">Autre, précisez : …............................</text:span></text:p>
      <text:p text:style-name="P2"/>
      <text:p text:style-name="P3">Que pensez-vous de la qualité des conférences ?</text:p>
      <text:p text:style-name="P2"><text:bookmark-start text:name="__DdeLink__77_551653667"/><text:tab/><text:span text:style-name="T1">☐ </text:span>Peu satisfaisante<text:tab/><text:tab/><text:span text:style-name="T1">☐ </text:span>Satisfaisante</text:p>
      <text:p text:style-name="P2"><text:tab/><text:span text:style-name="T1">☐ </text:span>Bonne<text:tab/><text:tab/><text:tab/><text:tab/><text:span text:style-name="T1">☐ </text:span>Très bonne</text:p>
      <text:p text:style-name="P2"><text:tab/>Précisez : …...........................................................................</text:p>
      <text:p text:style-name="P2"><text:bookmark-end text:name="__DdeLink__77_551653667"/></text:p>
      <text:p text:style-name="P3">Que pensez-vous de la qualité de l'organisation ?</text:p>
      <text:p text:style-name="P2"><text:tab/><text:span text:style-name="T1">☐ </text:span>Peu satisfaisante<text:tab/><text:tab/><text:span text:style-name="T1">☐ </text:span>Satisfaisante</text:p>
      <text:p text:style-name="P2"><text:tab/><text:span text:style-name="T1">☐ </text:span>Bonne<text:tab/><text:tab/><text:tab/><text:tab/><text:bookmark-start text:name="__DdeLink__83_551653667"/><text:span text:style-name="T1">☐ </text:span><text:bookmark-end text:name="__DdeLink__83_551653667"/>Très bonne</text:p>
      <text:p text:style-name="P2"><text:tab/>Précisez : …...........................................................................</text:p>
      <text:p text:style-name="P2"/>
      <text:p text:style-name="P3">Reviendrez-vous l'année prochaine à Capitole du Libre ?</text:p>
      <text:p text:style-name="P2"><text:tab/><text:span text:style-name="T1">☐ </text:span>Oui<text:tab/><text:tab/><text:tab/><text:span text:style-name="T1">☐ </text:span>Non<text:tab/><text:tab/><text:tab/><text:span text:style-name="T1">☐ </text:span>Peut-être</text:p>
      <text:p text:style-name="P2"/>
      <text:p text:style-name="P3">Si vous souhaitez être informé des prochains événements du Logiciel Libre à Toulouse, indiquez votre adresse de courrier électronique ci-dessous :</text:p>
      <text:p text:style-name="P3"/>
      <text:p text:style-name="P3"><text:tab/>…..........................................................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Vera Sans" svg:font-family="'Bitstream Vera Sans'"/>
    <style:font-face style:name="Bitstream Vera Serif" svg:font-family="'Bitstream Vera Serif'"/>
    <style:font-face style:name="Lohit Hindi1" svg:font-family="'Lohit Hindi'"/>
    <style:font-face style:name="Ume P Mincho S3" svg:font-family="'Ume P Mincho S3'"/>
    <style:font-face style:name="Ubuntu" svg:font-family="Ubuntu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itstream Vera Serif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erif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erif"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4T23:05:47</meta:creation-date>
    <dc:date>2011-11-15T00:43:26</dc:date>
    <meta:editing-duration>PT9M38S</meta:editing-duration>
    <meta:editing-cycles>18</meta:editing-cycles>
    <meta:generator>LibreOffice/3.4$Linux LibreOffice_project/340m1$Build-302</meta:generator>
    <dc:creator>manue </dc:creator>
    <meta:document-statistic meta:table-count="0" meta:image-count="0" meta:object-count="0" meta:page-count="1" meta:paragraph-count="25" meta:word-count="152" meta:character-count="1289" meta:non-whitespace-character-count="1121"/>
  </office:meta>
</office:document-meta>
</file>